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eate a clean, modern “How It Works” page for Results Smart.</text:p>
      <text:p text:style-name="P1"/>
      <text:p text:style-name="Text_20_body">OVERALL PAGE GOAL</text:p>
      <text:p text:style-name="Text_20_body">This page should feel more advanced than the homepage. The homepage sells the outcome. This page explains the machinery behind the outcome.</text:p>
      <text:p text:style-name="Text_20_body">The tone should communicate:<text:line-break/>• cutting-edge systems<text:line-break/>• intelligent automation<text:line-break/>• real business infrastructure<text:line-break/>• clarity, not geek-speak<text:line-break/>• sophistication without confusion</text:p>
      <text:p text:style-name="Text_20_body">The reader should feel:<text:line-break/>“This is far more advanced than a chatbot.”<text:line-break/>and also:<text:line-break/>“I understand what this does for my business.”</text:p>
      <text:p text:style-name="Text_20_body">Use sleek, modern visuals with connected system graphics, flowing lines, intelligent dashboards, subtle motion, message paths, CRM cards, automation maps, and AI-assistant style interface elements.</text:p>
      <text:p text:style-name="P1"/>
      <text:p text:style-name="Text_20_body">SECTION 1: HERO + FIRST INTERACTION (MERGED)</text:p>
      <text:p text:style-name="Text_20_body">Headline:<text:line-break/>How Your Smart System Engages Leads And Turns Conversations Into Customers</text:p>
      <text:p text:style-name="Text_20_body">Subheadline:<text:line-break/>When someone calls, messages, or visits your website, your Smart system immediately engages every lead and potential customer—starting a real conversation and gathering information like names, phone numbers, email addresses and any additional info you would like your agent to collect.</text:p>
      <text:p text:style-name="Text_20_body">Supporting Text (Body):<text:line-break/>While assisting the customer your agent answers questions and continues conversing, occasionally requesting any remaining contact information; all while qualifying and guiding the lead towards a sale or a booked appointment.</text:p>
      <text:p text:style-name="Text_20_body">Added Transition:<text:line-break/>From that first interaction, everything that happens next inside your system is structured, intentional, and based on how your business actually operates.</text:p>
      <text:p text:style-name="Text_20_body">Added Transition (before Section 3):<text:line-break/>For that interaction to be accurate and consistent, your system first has to understand your business in detail.</text:p>
      <text:p text:style-name="P1"/>
      <text:p text:style-name="Text_20_body">SECTION 3: TRAINED ON YOUR BUSINESS (NOT GENERIC)</text:p>
      <text:p text:style-name="Text_20_body"><text:soft-page-break/>Headline:<text:line-break/>Your System Is Built On Detailed Knowledge Of Your Business</text:p>
      <text:p text:style-name="Text_20_body">Subtext:<text:line-break/>Before your system ever interacts with a customer, we create a highly comprehensive knowledge base full of detailed information about your business services, pricing, policies, processes, and loads of data on your specific industry—structured in a way that allows AI agents to handle real customer questions and conversations accurately.</text:p>
      <text:p text:style-name="Text_20_body">This is not a basic setup. It is carefully built and refined so the system can operate in dynamic real-world situations where customers ask different types of questions, change direction, or provide incomplete information.</text:p>
      <text:p text:style-name="Text_20_body">Because of this, your system responds with context, consistency, and accuracy—not generic or scripted answers.</text:p>
      <text:p text:style-name="Text_20_body">Added Transition:<text:line-break/>Once that foundation is in place, your system can begin using real data and logic to determine how each interaction should progress.</text:p>
      <text:p text:style-name="P1"/>
      <text:p text:style-name="Text_20_body">SECTION 4: DECISION-MAKING, TIMING, AND ACTION</text:p>
      <text:p text:style-name="Text_20_body">Headline:<text:line-break/>The System Uses Logic And Data To Decide What To Do Next and When</text:p>
      <text:p text:style-name="Text_20_body">Subtext:<text:line-break/>As conversations happen and customer data is collected, your Smart system uses that information to make informed decisions.</text:p>
      <text:p text:style-name="Text_20_body">Workflows act as the decision-making structure behind the system. They account for customer behavior, responses, timing, and all information available to determine the next automated action.</text:p>
      <text:p text:style-name="Text_20_body">Based on accumulated data your system will initiate the right process at the right time—whether that’s starting a conversation, triggering a follow-up, updating the customer’s status, or moving them forward in your sales process.</text:p>
      <text:p text:style-name="Text_20_body">Nothing is random. Every automation is calculated and based on real data, customer behavior, and the current state of that specific customer.</text:p>
      <text:p text:style-name="Text_20_body">Added Transition:<text:line-break/>As those decisions are made and actions are triggered, the system continues building a complete picture of each customer.</text:p>
      <text:p text:style-name="P1"/>
      <text:p text:style-name="Text_20_body">SECTION 5: FOLLOW-UP, MEMORY, AND ADAPTATION</text:p>
      <text:p text:style-name="Text_20_body">Headline:<text:line-break/>Follow-Ups Are Timed, Personalized, And Based On Customer History and Current Status</text:p>
      <text:p text:style-name="Text_20_body"><text:soft-page-break/>Subtext:<text:line-break/>Your system does not rely on fixed or generic follow-up sequences and messages.<text:line-break/>It uses collected customer data and behavior to trigger the best next step.<text:line-break/>All conversations, transcripts, and activity are stored inside your Customer Relationship Management system, creating a complete record for every contact.</text:p>
      <text:p text:style-name="Text_20_body">That information allows your system to:<text:line-break/>• continue conversations with context<text:line-break/>• adjust messaging based on behavior<text:line-break/>• personalize follow-up based on interest and intent<text:line-break/>• execute more relevant follow-up and communication over time</text:p>
      <text:p text:style-name="Text_20_body">The result is communication that feels relevant and well-timed instead of repetitive or automated.</text:p>
      <text:p text:style-name="Text_20_body">Added Transition:<text:line-break/>All of this happens within a structured system that you can see, control, and step into at any time.</text:p>
      <text:p text:style-name="Text_20_body">Added Transition (before Section 6):<text:line-break/>Even with all of this automation happening behind the scenes, you are never removed from the process.</text:p>
      <text:p text:style-name="P1"/>
      <text:p text:style-name="Text_20_body">SECTION 6: VISIBILITY, CONTROL, AND CUSTOM BUILD</text:p>
      <text:p text:style-name="Text_20_body">Headline:<text:line-break/>You Stay In Control—While Your System Runs 24/7</text:p>
      <text:p text:style-name="Text_20_body">Subtext:<text:line-break/>Even though your Smart system is handling conversations, follow-up, and decision-making automatically, you have full visibility into everything happening.</text:p>
      <text:p text:style-name="Text_20_body">You can review conversations, see complete transcripts, track customer activity, and step in at any time.</text:p>
      <text:p text:style-name="Text_20_body">Customers can also request a real person, and the system can transfer the interaction when someone is available.</text:p>
      <text:p text:style-name="Text_20_body">Behind all of this is a system that is fully customized to your business.<text:line-break/>We don’t use templates or copy-and-paste setups.</text:p>
      <text:p text:style-name="Text_20_body">Your system is built around how your business actually operates and fine tuned to your specifications, so it can function accurately in real-world situations and handle customer interactions the way you would.</text:p>
      <text:p text:style-name="P1"/>
      <text:p text:style-name="Text_20_body">SECTION 7: FINAL CTA</text:p>
      <text:p text:style-name="Text_20_body">Headline:<text:line-break/>See How This Would Work Inside Your Business</text:p>
      <text:p text:style-name="Text_20_body">Subtext:<text:line-break/>We’ll show you exactly how your Smart system would be built, how it would engage your customers, <text:soft-page-break/>and how it would use data, logic, and timing to turn more of your incoming opportunities into paying customers.</text:p>
      <text:p text:style-name="Text_20_body">Primary Button:<text:line-break/>• Book Your Demo → /demo</text:p>
      <text:p text:style-name="Text_20_body">Secondary Button:<text:line-break/>• See Pricing → /pricing</text:p>
      <text:p text:style-name="P1"/>
      <text:p text:style-name="Text_20_body">STYLE &amp; WRITING NOTES (UPDATED — IMPORTANT)</text:p>
      <text:p text:style-name="Text_20_body">• Do not force technical terms into sections where they don’t belong<text:line-break/>• Only introduce a system or tool when that part of the process is being explained<text:line-break/>• Keep explanations clear and direct, not overly simplified<text:line-break/>• Avoid stacking multiple technical terms in a single sentence<text:line-break/>• Maintain a steady, confident tone<text:line-break/>• Make the system feel structured, not chaotic<text:line-break/>• Avoid hype language<text:line-break/>• Avoid homepage-style repetition<text:line-break/>• Keep the page moving—no long, dense blocks<text:line-break/>• Focus on clarity and control</text:p>
      <text:p text:style-name="P1"/>
      <text:p text:style-name="Text_20_body">MICROCOPY / TONE GUIDE</text:p>
      <text:p text:style-name="Text_20_body">Use:<text:line-break/>• Smart system<text:line-break/>• AI agent<text:line-break/>• knowledge base<text:line-break/>• workflow<text:line-break/>• trigger<text:line-break/>• tag<text:line-break/>• Customer Relationship Management system<text:line-break/>• pipeline<text:line-break/>• stage<text:line-break/>• tracking<text:line-break/>• UTM parameters<text:line-break/>• API<text:line-break/>• webhook<text:line-break/>• real-time<text:line-break/>• customer record<text:line-break/>• activity</text:p>
      <text:p text:style-name="Text_20_body">Avoid:<text:line-break/>• forced tech language<text:line-break/><text:soft-page-break/>• filler explanations<text:line-break/>• buzzwords<text:line-break/>• exaggerated claims<text:line-break/>• unnecessary analogie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4:16:01.512051600</meta:creation-date>
    <dc:date>2026-04-01T09:58:10.260158900</dc:date>
    <meta:editing-duration>PT54M50S</meta:editing-duration>
    <meta:editing-cycles>9</meta:editing-cycles>
    <meta:generator>LibreOffice/26.2.1.2$Windows_X86_64 LibreOffice_project/620$Build-2</meta:generator>
    <meta:document-statistic meta:table-count="0" meta:image-count="0" meta:object-count="0" meta:page-count="5" meta:paragraph-count="49" meta:word-count="1033" meta:character-count="6710" meta:non-whitespace-character-count="5731"/>
  </office:meta>
</office:document-meta>
</file>